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vg:font-family="Liberation"/>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ans Serif"/>
    </style:style>
    <style:style style:name="P2" style:family="paragraph" style:parent-style-name="Preformatted_20_Text">
      <style:text-properties style:font-name="Liberation Sans Serif" officeooo:rsid="000b994b" officeooo:paragraph-rsid="000b994b"/>
    </style:style>
    <style:style style:name="P3" style:family="paragraph" style:parent-style-name="Preformatted_20_Text">
      <style:text-properties style:font-name="Liberation Sans Serif" officeooo:rsid="000b994b" officeooo:paragraph-rsid="00d7787d"/>
    </style:style>
    <style:style style:name="P4" style:family="paragraph" style:parent-style-name="Preformatted_20_Text">
      <style:text-properties style:font-name="Liberation Sans Serif" officeooo:rsid="000b994b" officeooo:paragraph-rsid="003052ae"/>
    </style:style>
    <style:style style:name="P5" style:family="paragraph" style:parent-style-name="Preformatted_20_Text">
      <style:text-properties style:font-name="Liberation Sans Serif" officeooo:rsid="000b994b" officeooo:paragraph-rsid="009c6e5b"/>
    </style:style>
    <style:style style:name="P6" style:family="paragraph" style:parent-style-name="Preformatted_20_Text">
      <style:text-properties style:font-name="Liberation Sans Serif" officeooo:rsid="000b994b" officeooo:paragraph-rsid="005f02d6"/>
    </style:style>
    <style:style style:name="P7" style:family="paragraph" style:parent-style-name="Preformatted_20_Text">
      <style:text-properties style:font-name="Liberation Sans Serif" officeooo:rsid="000b994b" officeooo:paragraph-rsid="006af7e7"/>
    </style:style>
    <style:style style:name="P8" style:family="paragraph" style:parent-style-name="Preformatted_20_Text">
      <style:text-properties style:font-name="Liberation Sans Serif" officeooo:rsid="000b994b" officeooo:paragraph-rsid="0063deb8"/>
    </style:style>
    <style:style style:name="P9" style:family="paragraph" style:parent-style-name="Preformatted_20_Text">
      <style:text-properties style:font-name="Liberation Sans Serif" officeooo:rsid="000b994b" officeooo:paragraph-rsid="00688492"/>
    </style:style>
    <style:style style:name="P10" style:family="paragraph" style:parent-style-name="Preformatted_20_Text">
      <style:text-properties style:font-name="Liberation Sans Serif" officeooo:rsid="000b994b" officeooo:paragraph-rsid="00a515cf"/>
    </style:style>
    <style:style style:name="P11" style:family="paragraph" style:parent-style-name="Preformatted_20_Text">
      <style:text-properties style:font-name="Liberation Sans Serif" officeooo:rsid="000b994b" officeooo:paragraph-rsid="00733eac"/>
    </style:style>
    <style:style style:name="P12" style:family="paragraph" style:parent-style-name="Preformatted_20_Text">
      <style:text-properties style:font-name="Liberation Sans Serif" officeooo:rsid="000b994b" officeooo:paragraph-rsid="00755479"/>
    </style:style>
    <style:style style:name="P13" style:family="paragraph" style:parent-style-name="Preformatted_20_Text">
      <style:text-properties style:font-name="Liberation Sans Serif" officeooo:rsid="000b994b" officeooo:paragraph-rsid="00dca7a4"/>
    </style:style>
    <style:style style:name="P14" style:family="paragraph" style:parent-style-name="Preformatted_20_Text">
      <style:text-properties style:font-name="Liberation Sans Serif" officeooo:rsid="000b994b" officeooo:paragraph-rsid="0086c4b9"/>
    </style:style>
    <style:style style:name="P15" style:family="paragraph" style:parent-style-name="Preformatted_20_Text">
      <style:text-properties style:font-name="Liberation Sans Serif" officeooo:rsid="000b994b" officeooo:paragraph-rsid="008334fd"/>
    </style:style>
    <style:style style:name="P16" style:family="paragraph" style:parent-style-name="Preformatted_20_Text">
      <style:text-properties style:font-name="Liberation Sans Serif" officeooo:rsid="000b994b" officeooo:paragraph-rsid="00e7883a"/>
    </style:style>
    <style:style style:name="P17" style:family="paragraph" style:parent-style-name="Preformatted_20_Text">
      <style:text-properties style:font-name="Liberation Sans Serif" officeooo:paragraph-rsid="002e291f"/>
    </style:style>
    <style:style style:name="P18" style:family="paragraph" style:parent-style-name="Preformatted_20_Text">
      <style:text-properties style:font-name="Liberation Sans Serif" officeooo:paragraph-rsid="002ed022"/>
    </style:style>
    <style:style style:name="P19" style:family="paragraph" style:parent-style-name="Preformatted_20_Text">
      <style:paragraph-properties fo:text-align="start" style:justify-single-word="false"/>
      <style:text-properties style:font-name="Liberation Sans Serif" officeooo:paragraph-rsid="0046c0b1"/>
    </style:style>
    <style:style style:name="P20" style:family="paragraph" style:parent-style-name="Preformatted_20_Text">
      <style:text-properties style:font-name="Liberation Sans Serif" officeooo:paragraph-rsid="003913bf"/>
    </style:style>
    <style:style style:name="P21" style:family="paragraph" style:parent-style-name="Preformatted_20_Text">
      <style:text-properties style:font-name="Liberation Sans Serif" officeooo:paragraph-rsid="003ab8a3"/>
    </style:style>
    <style:style style:name="P22" style:family="paragraph" style:parent-style-name="Preformatted_20_Text">
      <style:text-properties style:font-name="Liberation Sans Serif" officeooo:paragraph-rsid="0047adb5"/>
    </style:style>
    <style:style style:name="P23" style:family="paragraph" style:parent-style-name="Preformatted_20_Text">
      <style:text-properties style:font-name="Liberation Sans Serif" officeooo:paragraph-rsid="0049eaf9"/>
    </style:style>
    <style:style style:name="P24" style:family="paragraph" style:parent-style-name="Preformatted_20_Text">
      <style:text-properties style:font-name="Liberation Sans Serif" officeooo:paragraph-rsid="005d19bd"/>
    </style:style>
    <style:style style:name="P25" style:family="paragraph" style:parent-style-name="Preformatted_20_Text">
      <style:text-properties style:font-name="Liberation Sans Serif" officeooo:paragraph-rsid="003052ae"/>
    </style:style>
    <style:style style:name="P26" style:family="paragraph" style:parent-style-name="Preformatted_20_Text">
      <style:text-properties style:font-name="Liberation Sans Serif" officeooo:paragraph-rsid="00317813"/>
    </style:style>
    <style:style style:name="P27" style:family="paragraph" style:parent-style-name="Preformatted_20_Text">
      <style:text-properties style:font-name="Liberation Sans Serif" officeooo:paragraph-rsid="0035ef4a"/>
    </style:style>
    <style:style style:name="P28" style:family="paragraph" style:parent-style-name="Preformatted_20_Text">
      <style:text-properties style:font-name="Liberation Sans Serif" officeooo:paragraph-rsid="0095ec61"/>
    </style:style>
    <style:style style:name="P29" style:family="paragraph" style:parent-style-name="Preformatted_20_Text">
      <style:text-properties style:font-name="Liberation Sans Serif" officeooo:paragraph-rsid="003f2c08"/>
    </style:style>
    <style:style style:name="P30" style:family="paragraph" style:parent-style-name="Preformatted_20_Text">
      <style:text-properties style:font-name="Liberation Sans Serif" officeooo:paragraph-rsid="004ed61f"/>
    </style:style>
    <style:style style:name="P31" style:family="paragraph" style:parent-style-name="Preformatted_20_Text">
      <style:text-properties style:font-name="Liberation Sans Serif" officeooo:rsid="0056b4b3" officeooo:paragraph-rsid="000b994b"/>
    </style:style>
    <style:style style:name="P32" style:family="paragraph" style:parent-style-name="Preformatted_20_Text">
      <style:text-properties style:font-name="Liberation Sans Serif" officeooo:paragraph-rsid="009459ca"/>
    </style:style>
    <style:style style:name="P33" style:family="paragraph" style:parent-style-name="Preformatted_20_Text">
      <style:text-properties style:font-name="Liberation Sans Serif" officeooo:rsid="0060c8c1"/>
    </style:style>
    <style:style style:name="P34" style:family="paragraph" style:parent-style-name="Preformatted_20_Text">
      <style:text-properties style:font-name="Liberation Sans Serif" officeooo:paragraph-rsid="009a4a4e"/>
    </style:style>
    <style:style style:name="P35" style:family="paragraph" style:parent-style-name="Preformatted_20_Text">
      <style:text-properties style:font-name="Liberation Sans Serif" officeooo:rsid="00a74a7f" officeooo:paragraph-rsid="00c3a54d"/>
    </style:style>
    <style:style style:name="P36" style:family="paragraph" style:parent-style-name="Preformatted_20_Text">
      <style:text-properties style:font-name="Liberation Sans Serif" fo:font-style="normal" officeooo:rsid="00c29cec" officeooo:paragraph-rsid="00c3a54d" style:font-style-asian="normal" style:font-style-complex="normal"/>
    </style:style>
    <style:style style:name="P37" style:family="paragraph" style:parent-style-name="Preformatted_20_Text">
      <style:text-properties style:font-name="Liberation Sans Serif" fo:font-style="normal" officeooo:rsid="00c29cec" officeooo:paragraph-rsid="00c29cec" style:font-style-asian="normal" style:font-style-complex="normal"/>
    </style:style>
    <style:style style:name="P38" style:family="paragraph" style:parent-style-name="Preformatted_20_Text">
      <style:text-properties style:font-name="Liberation Sans Serif" officeooo:paragraph-rsid="00ddde45"/>
    </style:style>
    <style:style style:name="P39" style:family="paragraph" style:parent-style-name="Preformatted_20_Text">
      <style:text-properties style:font-name="Liberation Sans Serif" officeooo:paragraph-rsid="005c8091"/>
    </style:style>
    <style:style style:name="P40" style:family="paragraph" style:parent-style-name="Preformatted_20_Text">
      <style:text-properties style:font-name="Liberation Sans Serif" officeooo:paragraph-rsid="00b6be34"/>
    </style:style>
    <style:style style:name="P41" style:family="paragraph" style:parent-style-name="Preformatted_20_Text">
      <style:text-properties style:font-name="Liberation Sans Serif" officeooo:paragraph-rsid="00da0b7e"/>
    </style:style>
    <style:style style:name="P42" style:family="paragraph" style:parent-style-name="Preformatted_20_Text">
      <style:text-properties style:font-name="Liberation Sans Serif" officeooo:paragraph-rsid="008334fd"/>
    </style:style>
    <style:style style:name="P43" style:family="paragraph" style:parent-style-name="Preformatted_20_Text">
      <style:text-properties style:font-name="Liberation Sans Serif" officeooo:rsid="009b2087" officeooo:paragraph-rsid="009b2087"/>
    </style:style>
    <style:style style:name="P44" style:family="paragraph" style:parent-style-name="Preformatted_20_Text">
      <style:text-properties style:font-name="Liberation Sans Serif" officeooo:rsid="009b2087" officeooo:paragraph-rsid="009c6e5b"/>
    </style:style>
    <style:style style:name="P45" style:family="paragraph" style:parent-style-name="Preformatted_20_Text">
      <style:text-properties style:font-name="Liberation Sans Serif" officeooo:rsid="009b2087" officeooo:paragraph-rsid="009c7610"/>
    </style:style>
    <style:style style:name="P46" style:family="paragraph" style:parent-style-name="Preformatted_20_Text">
      <style:text-properties style:font-name="Liberation Sans Serif" officeooo:rsid="009c6e5b" officeooo:paragraph-rsid="009c6e5b"/>
    </style:style>
    <style:style style:name="P47" style:family="paragraph" style:parent-style-name="Preformatted_20_Text">
      <style:text-properties style:font-name="Liberation Sans Serif" officeooo:paragraph-rsid="00e74826"/>
    </style:style>
    <style:style style:name="P48" style:family="paragraph" style:parent-style-name="Preformatted_20_Text">
      <style:text-properties style:font-name="Liberation Sans Serif" officeooo:paragraph-rsid="00e9123c"/>
    </style:style>
    <style:style style:name="P49" style:family="paragraph" style:parent-style-name="Bibliography_20_1">
      <style:paragraph-properties fo:break-before="page"/>
      <style:text-properties style:font-name="Liberation"/>
    </style:style>
    <style:style style:name="P50" style:family="paragraph" style:parent-style-name="Heading_20_1">
      <style:paragraph-properties fo:break-before="page"/>
    </style:style>
    <style:style style:name="P51" style:family="paragraph" style:parent-style-name="Bibliography_20_1">
      <style:text-properties style:font-name="Liberation"/>
    </style:style>
    <style:style style:name="P52" style:family="paragraph" style:parent-style-name="Title">
      <style:text-properties style:font-name="Liberation Sans Serif"/>
    </style:style>
    <style:style style:name="P53" style:family="paragraph" style:parent-style-name="Preformatted_20_Text">
      <style:text-properties style:font-name="Liberation Sans Serif" officeooo:rsid="00317813" officeooo:paragraph-rsid="0095ec61"/>
    </style:style>
    <style:style style:name="P54" style:family="paragraph" style:parent-style-name="Preformatted_20_Text">
      <style:text-properties style:font-name="Liberation Sans Serif" officeooo:paragraph-rsid="00f0abf9"/>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b994b" style:font-style-asian="italic" style:font-style-complex="italic"/>
    </style:style>
    <style:style style:name="T4" style:family="text">
      <style:text-properties fo:font-style="italic" officeooo:rsid="00664087" style:font-style-asian="italic" style:font-style-complex="italic"/>
    </style:style>
    <style:style style:name="T5" style:family="text">
      <style:text-properties fo:font-style="italic" officeooo:rsid="006ea682" style:font-style-asian="italic" style:font-style-complex="italic"/>
    </style:style>
    <style:style style:name="T6" style:family="text">
      <style:text-properties fo:font-style="italic" officeooo:rsid="0071a895" style:font-style-asian="italic" style:font-style-complex="italic"/>
    </style:style>
    <style:style style:name="T7" style:family="text">
      <style:text-properties fo:font-style="italic" officeooo:rsid="0091d1b0" style:font-style-asian="italic" style:font-style-complex="italic"/>
    </style:style>
    <style:style style:name="T8" style:family="text">
      <style:text-properties fo:font-style="italic" officeooo:rsid="00a8846f" style:font-style-asian="italic" style:font-style-complex="italic"/>
    </style:style>
    <style:style style:name="T9" style:family="text">
      <style:text-properties fo:font-style="italic" officeooo:rsid="00a81f8d" style:font-style-asian="italic" style:font-style-complex="italic"/>
    </style:style>
    <style:style style:name="T10" style:family="text">
      <style:text-properties fo:font-style="italic" officeooo:rsid="00b40030" style:font-style-asian="italic" style:font-style-complex="italic"/>
    </style:style>
    <style:style style:name="T11" style:family="text">
      <style:text-properties fo:font-style="italic" officeooo:rsid="00b6ddf2" style:font-style-asian="italic" style:font-style-complex="italic"/>
    </style:style>
    <style:style style:name="T12" style:family="text">
      <style:text-properties fo:font-style="italic" officeooo:rsid="00be61c6" style:font-style-asian="italic" style:font-style-complex="italic"/>
    </style:style>
    <style:style style:name="T13" style:family="text">
      <style:text-properties fo:font-style="italic" officeooo:rsid="00ddde45" style:font-style-asian="italic" style:font-style-complex="italic"/>
    </style:style>
    <style:style style:name="T14" style:family="text">
      <style:text-properties fo:font-style="italic" officeooo:rsid="00e74826" style:font-style-asian="italic" style:font-style-complex="italic"/>
    </style:style>
    <style:style style:name="T15" style:family="text">
      <style:text-properties fo:font-style="italic" officeooo:rsid="00e7883a" style:font-style-asian="italic" style:font-style-complex="italic"/>
    </style:style>
    <style:style style:name="T16" style:family="text">
      <style:text-properties fo:font-style="italic" officeooo:rsid="0042f3d1" style:font-style-asian="italic" style:font-style-complex="italic"/>
    </style:style>
    <style:style style:name="T17" style:family="text">
      <style:text-properties fo:font-style="italic" fo:font-weight="normal" officeooo:rsid="0071a895" style:font-style-asian="italic" style:font-weight-asian="normal" style:font-style-complex="italic" style:font-weight-complex="normal"/>
    </style:style>
    <style:style style:name="T18" style:family="text">
      <style:text-properties officeooo:rsid="000b994b"/>
    </style:style>
    <style:style style:name="T19" style:family="text">
      <style:text-properties fo:font-variant="normal" fo:text-transform="none" style:text-position="0% 100%" fo:font-style="normal" style:text-underline-style="none" fo:font-weight="normal"/>
    </style:style>
    <style:style style:name="T20" style:family="text">
      <style:text-properties fo:font-style="normal" style:font-style-asian="normal" style:font-style-complex="normal"/>
    </style:style>
    <style:style style:name="T21" style:family="text">
      <style:text-properties fo:font-style="normal" officeooo:rsid="000b994b" style:font-style-asian="normal" style:font-style-complex="normal"/>
    </style:style>
    <style:style style:name="T22" style:family="text">
      <style:text-properties fo:font-style="normal" officeooo:rsid="0071a895" style:font-style-asian="normal" style:font-style-complex="normal"/>
    </style:style>
    <style:style style:name="T23" style:family="text">
      <style:text-properties fo:font-style="normal" officeooo:rsid="0091d1b0" style:font-style-asian="normal" style:font-style-complex="normal"/>
    </style:style>
    <style:style style:name="T24" style:family="text">
      <style:text-properties fo:font-style="normal" officeooo:rsid="005575a8" style:font-style-asian="normal" style:font-style-complex="normal"/>
    </style:style>
    <style:style style:name="T25" style:family="text">
      <style:text-properties fo:font-style="normal" officeooo:rsid="009459ca" style:font-style-asian="normal" style:font-style-complex="normal"/>
    </style:style>
    <style:style style:name="T26" style:family="text">
      <style:text-properties fo:font-style="normal" officeooo:rsid="00a515cf" style:font-style-asian="normal" style:font-style-complex="normal"/>
    </style:style>
    <style:style style:name="T27" style:family="text">
      <style:text-properties fo:font-style="normal" officeooo:rsid="00a81f8d" style:font-style-asian="normal" style:font-style-complex="normal"/>
    </style:style>
    <style:style style:name="T28" style:family="text">
      <style:text-properties fo:font-style="normal" officeooo:rsid="00a8846f" style:font-style-asian="normal" style:font-style-complex="normal"/>
    </style:style>
    <style:style style:name="T29" style:family="text">
      <style:text-properties fo:font-style="normal" officeooo:rsid="00abfeae" style:font-style-asian="normal" style:font-style-complex="normal"/>
    </style:style>
    <style:style style:name="T30" style:family="text">
      <style:text-properties fo:font-style="normal" officeooo:rsid="0042f3d1" style:font-style-asian="normal" style:font-style-complex="normal"/>
    </style:style>
    <style:style style:name="T31" style:family="text">
      <style:text-properties fo:font-style="normal" officeooo:rsid="00b28177" style:font-style-asian="normal" style:font-style-complex="normal"/>
    </style:style>
    <style:style style:name="T32" style:family="text">
      <style:text-properties fo:font-style="normal" officeooo:rsid="00b40030" style:font-style-asian="normal" style:font-style-complex="normal"/>
    </style:style>
    <style:style style:name="T33" style:family="text">
      <style:text-properties fo:font-style="normal" officeooo:rsid="00b6be34" style:font-style-asian="normal" style:font-style-complex="normal"/>
    </style:style>
    <style:style style:name="T34" style:family="text">
      <style:text-properties fo:font-style="normal" officeooo:rsid="00b6ddf2" style:font-style-asian="normal" style:font-style-complex="normal"/>
    </style:style>
    <style:style style:name="T35" style:family="text">
      <style:text-properties fo:font-style="normal" officeooo:rsid="00b73d10" style:font-style-asian="normal" style:font-style-complex="normal"/>
    </style:style>
    <style:style style:name="T36" style:family="text">
      <style:text-properties fo:font-style="normal" officeooo:rsid="00b8fd81" style:font-style-asian="normal" style:font-style-complex="normal"/>
    </style:style>
    <style:style style:name="T37" style:family="text">
      <style:text-properties fo:font-style="normal" officeooo:rsid="00bbf208" style:font-style-asian="normal" style:font-style-complex="normal"/>
    </style:style>
    <style:style style:name="T38" style:family="text">
      <style:text-properties fo:font-style="normal" officeooo:rsid="00be61c6" style:font-style-asian="normal" style:font-style-complex="normal"/>
    </style:style>
    <style:style style:name="T39" style:family="text">
      <style:text-properties fo:font-style="normal" officeooo:rsid="00c01400" style:font-style-asian="normal" style:font-style-complex="normal"/>
    </style:style>
    <style:style style:name="T40" style:family="text">
      <style:text-properties fo:font-style="normal" officeooo:rsid="00c10f86" style:font-style-asian="normal" style:font-style-complex="normal"/>
    </style:style>
    <style:style style:name="T41" style:family="text">
      <style:text-properties fo:font-style="normal" officeooo:rsid="00c29cec" style:font-style-asian="normal" style:font-style-complex="normal"/>
    </style:style>
    <style:style style:name="T42" style:family="text">
      <style:text-properties fo:font-style="normal" officeooo:rsid="00c340cc" style:font-style-asian="normal" style:font-style-complex="normal"/>
    </style:style>
    <style:style style:name="T43" style:family="text">
      <style:text-properties fo:font-style="normal" officeooo:rsid="00c3a54d" style:font-style-asian="normal" style:font-style-complex="normal"/>
    </style:style>
    <style:style style:name="T44" style:family="text">
      <style:text-properties fo:font-style="normal" officeooo:rsid="00c3ee31" style:font-style-asian="normal" style:font-style-complex="normal"/>
    </style:style>
    <style:style style:name="T45" style:family="text">
      <style:text-properties fo:font-style="normal" officeooo:rsid="00c515fc" style:font-style-asian="normal" style:font-style-complex="normal"/>
    </style:style>
    <style:style style:name="T46" style:family="text">
      <style:text-properties fo:font-style="normal" officeooo:rsid="00c56935" style:font-style-asian="normal" style:font-style-complex="normal"/>
    </style:style>
    <style:style style:name="T47" style:family="text">
      <style:text-properties fo:font-style="normal" officeooo:rsid="00dca7a4" style:font-style-asian="normal" style:font-style-complex="normal"/>
    </style:style>
    <style:style style:name="T48" style:family="text">
      <style:text-properties fo:font-style="normal" officeooo:rsid="00ddde45" style:font-style-asian="normal" style:font-style-complex="normal"/>
    </style:style>
    <style:style style:name="T49" style:family="text">
      <style:text-properties fo:font-style="normal" officeooo:rsid="00df8fb9" style:font-style-asian="normal" style:font-style-complex="normal"/>
    </style:style>
    <style:style style:name="T50" style:family="text">
      <style:text-properties fo:font-style="normal" officeooo:rsid="00e0bf03" style:font-style-asian="normal" style:font-style-complex="normal"/>
    </style:style>
    <style:style style:name="T51" style:family="text">
      <style:text-properties fo:font-style="normal" fo:font-weight="normal" officeooo:rsid="0071a895" style:font-style-asian="normal" style:font-weight-asian="normal" style:font-style-complex="normal" style:font-weight-complex="normal"/>
    </style:style>
    <style:style style:name="T52" style:family="text">
      <style:text-properties fo:font-style="normal" fo:font-weight="normal" officeooo:rsid="00a515cf" style:font-style-asian="normal" style:font-weight-asian="normal" style:font-style-complex="normal" style:font-weight-complex="normal"/>
    </style:style>
    <style:style style:name="T53" style:family="text">
      <style:text-properties fo:font-style="normal" style:text-underline-style="none" officeooo:rsid="00e7883a" style:font-style-asian="normal" style:font-style-complex="normal"/>
    </style:style>
    <style:style style:name="T54" style:family="text">
      <style:text-properties officeooo:rsid="002e291f"/>
    </style:style>
    <style:style style:name="T55" style:family="text">
      <style:text-properties officeooo:rsid="00317813"/>
    </style:style>
    <style:style style:name="T56" style:family="text">
      <style:text-properties officeooo:rsid="003913bf"/>
    </style:style>
    <style:style style:name="T57" style:family="text">
      <style:text-properties officeooo:rsid="0040c96c"/>
    </style:style>
    <style:style style:name="T58" style:family="text">
      <style:text-properties officeooo:rsid="0042f3d1"/>
    </style:style>
    <style:style style:name="T59" style:family="text">
      <style:text-properties officeooo:rsid="0049eaf9"/>
    </style:style>
    <style:style style:name="T60" style:family="text">
      <style:text-properties officeooo:rsid="004b9b58"/>
    </style:style>
    <style:style style:name="T61" style:family="text">
      <style:text-properties officeooo:rsid="004d4c75"/>
    </style:style>
    <style:style style:name="T62" style:family="text">
      <style:text-properties officeooo:rsid="004db750"/>
    </style:style>
    <style:style style:name="T63" style:family="text">
      <style:text-properties officeooo:rsid="004e2098"/>
    </style:style>
    <style:style style:name="T64" style:family="text">
      <style:text-properties officeooo:rsid="004ed61f"/>
    </style:style>
    <style:style style:name="T65" style:family="text">
      <style:text-properties officeooo:rsid="00538e16"/>
    </style:style>
    <style:style style:name="T66" style:family="text">
      <style:text-properties officeooo:rsid="005575a8"/>
    </style:style>
    <style:style style:name="T67" style:family="text">
      <style:text-properties fo:font-weight="normal" style:font-weight-asian="normal" style:font-weight-complex="normal"/>
    </style:style>
    <style:style style:name="T68" style:family="text">
      <style:text-properties fo:font-weight="normal" officeooo:rsid="005575a8" style:font-weight-asian="normal" style:font-weight-complex="normal"/>
    </style:style>
    <style:style style:name="T69" style:family="text">
      <style:text-properties fo:font-weight="normal" officeooo:rsid="0062703c" style:font-weight-asian="normal" style:font-weight-complex="normal"/>
    </style:style>
    <style:style style:name="T70" style:family="text">
      <style:text-properties fo:font-weight="normal" officeooo:rsid="006a72ae" style:font-weight-asian="normal" style:font-weight-complex="normal"/>
    </style:style>
    <style:style style:name="T71" style:family="text">
      <style:text-properties fo:font-weight="normal" officeooo:rsid="00688492" style:font-weight-asian="normal" style:font-weight-complex="normal"/>
    </style:style>
    <style:style style:name="T72" style:family="text">
      <style:text-properties fo:font-weight="normal" officeooo:rsid="006d1516" style:font-weight-asian="normal" style:font-weight-complex="normal"/>
    </style:style>
    <style:style style:name="T73" style:family="text">
      <style:text-properties fo:font-weight="normal" officeooo:rsid="0064c978" style:font-weight-asian="normal" style:font-weight-complex="normal"/>
    </style:style>
    <style:style style:name="T74" style:family="text">
      <style:text-properties fo:font-weight="normal" officeooo:rsid="008cc06b" style:font-weight-asian="normal" style:font-weight-complex="normal"/>
    </style:style>
    <style:style style:name="T75" style:family="text">
      <style:text-properties fo:font-weight="normal" officeooo:rsid="009a4a4e" style:font-weight-asian="normal" style:font-weight-complex="normal"/>
    </style:style>
    <style:style style:name="T76" style:family="text">
      <style:text-properties fo:font-weight="normal" officeooo:rsid="00a515cf" style:font-weight-asian="normal" style:font-weight-complex="normal"/>
    </style:style>
    <style:style style:name="T77" style:family="text">
      <style:text-properties officeooo:rsid="0064c978"/>
    </style:style>
    <style:style style:name="T78" style:family="text">
      <style:text-properties officeooo:rsid="00664087"/>
    </style:style>
    <style:style style:name="T79" style:family="text">
      <style:text-properties officeooo:rsid="00680949"/>
    </style:style>
    <style:style style:name="T80" style:family="text">
      <style:text-properties officeooo:rsid="00688492"/>
    </style:style>
    <style:style style:name="T81" style:family="text">
      <style:text-properties officeooo:rsid="0069797b"/>
    </style:style>
    <style:style style:name="T82" style:family="text">
      <style:text-properties officeooo:rsid="006a72ae"/>
    </style:style>
    <style:style style:name="T83" style:family="text">
      <style:text-properties officeooo:rsid="006ca161"/>
    </style:style>
    <style:style style:name="T84" style:family="text">
      <style:text-properties officeooo:rsid="006d1516"/>
    </style:style>
    <style:style style:name="T85" style:family="text">
      <style:text-properties officeooo:rsid="006ea682"/>
    </style:style>
    <style:style style:name="T86" style:family="text">
      <style:text-properties officeooo:rsid="006fae04"/>
    </style:style>
    <style:style style:name="T87" style:family="text">
      <style:text-properties officeooo:rsid="0071a895"/>
    </style:style>
    <style:style style:name="T88" style:family="text">
      <style:text-properties officeooo:rsid="0073d466"/>
    </style:style>
    <style:style style:name="T89" style:family="text">
      <style:text-properties officeooo:rsid="00755479"/>
    </style:style>
    <style:style style:name="T90" style:family="text">
      <style:text-properties officeooo:rsid="007f56f4"/>
    </style:style>
    <style:style style:name="T91" style:family="text">
      <style:text-properties officeooo:rsid="00851d47"/>
    </style:style>
    <style:style style:name="T92" style:family="text">
      <style:text-properties officeooo:rsid="0087d87e"/>
    </style:style>
    <style:style style:name="T93" style:family="text">
      <style:text-properties officeooo:rsid="008a9676"/>
    </style:style>
    <style:style style:name="T94" style:family="text">
      <style:text-properties officeooo:rsid="008c59d5"/>
    </style:style>
    <style:style style:name="T95" style:family="text">
      <style:text-properties officeooo:rsid="008d357c"/>
    </style:style>
    <style:style style:name="T96" style:family="text">
      <style:text-properties officeooo:rsid="009b1089"/>
    </style:style>
    <style:style style:name="T97" style:family="text">
      <style:text-properties officeooo:rsid="009be7d0"/>
    </style:style>
    <style:style style:name="T98" style:family="text">
      <style:text-properties officeooo:rsid="009c6e5b"/>
    </style:style>
    <style:style style:name="T99" style:family="text">
      <style:text-properties officeooo:rsid="009c7610"/>
    </style:style>
    <style:style style:name="T100" style:family="text">
      <style:text-properties officeooo:rsid="009e0288"/>
    </style:style>
    <style:style style:name="T101" style:family="text">
      <style:text-properties officeooo:rsid="00a0787c"/>
    </style:style>
    <style:style style:name="T102" style:family="text">
      <style:text-properties officeooo:rsid="00a31f2f"/>
    </style:style>
    <style:style style:name="T103" style:family="text">
      <style:text-properties officeooo:rsid="00a46c1f"/>
    </style:style>
    <style:style style:name="T104" style:family="text">
      <style:text-properties officeooo:rsid="00a515cf"/>
    </style:style>
    <style:style style:name="T105" style:family="text">
      <style:text-properties officeooo:rsid="00a81f8d"/>
    </style:style>
    <style:style style:name="T106" style:family="text">
      <style:text-properties officeooo:rsid="00b6be34"/>
    </style:style>
    <style:style style:name="T107" style:family="text">
      <style:text-properties officeooo:rsid="00c29cec"/>
    </style:style>
    <style:style style:name="T108" style:family="text">
      <style:text-properties officeooo:rsid="00ce7905"/>
    </style:style>
    <style:style style:name="T109" style:family="text">
      <style:text-properties officeooo:rsid="00ce8f94"/>
    </style:style>
    <style:style style:name="T110" style:family="text">
      <style:text-properties officeooo:rsid="00d69064"/>
    </style:style>
    <style:style style:name="T111" style:family="text">
      <style:text-properties officeooo:rsid="00f0abf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10">Spatial patterns of fungal </text:span>endophytes in a subtropical montane rainfores<text:span text:style-name="T110">t of northern Taiwan</text:span></text:p>
      <text:p text:style-name="P2"/>
      <text:p text:style-name="Heading_20_1">Abstract</text:p>
      <text:p text:style-name="P2"/>
      <text:p text:style-name="P3">Fungal endophytes of plants are ubiquitous and important to host plant health. <text:span text:style-name="T108">W</text:span>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54">Despite this</text:span>, host tree species was <text:span text:style-name="T54">an</text:span> important <text:span text:style-name="T54">predictor</text:span> of mycobiome community-composition. Within a single <text:span text:style-name="T54">common </text:span>tree species, “core” mycobiomes were characterized using co-occurrence analysis. <text:span text:style-name="T54">The spatial coocurrence patterns of these few species of fungal endophytes appear to explain the strong host effect.</text:span> For wood endophytes, a consistent core mycobiome coexisted with the host across the extent of the study. For leaf endophytes, the core fungi resembled a more dynamic, “gradient” model of the core microbiome, changing across the topography and distance of the study. </text:p>
      <text:p text:style-name="P2"/>
      <text:p text:style-name="Heading_20_1">Keywords:</text:p>
      <text:p text:style-name="P2"/>
      <text:p text:style-name="P2">Fungal Endophytes, Microbial ecology, ITS, Plant-fungal interactions, Fushan Subtropical Forest Dynamics Plot, Mycobiome, Core microbiome, PCNM/dbMEM spatial analysis</text:p>
      <text:p text:style-name="P2"/>
      <text:p text:style-name="Heading_20_1">Introduction</text:p>
      <text:p text:style-name="P2"/>
      <text:p text:style-name="P1"><text:span text:style-name="T18">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8">(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8">. <text:s/>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8">(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8">. Host-associated microbes present additional complexity in modeling microbial community assembly, and raise questions concerning fidelity of host-microbe interactions. Microbial community assemblage as an academic topic is important and fascinating, but this topic also takes on a new urgency in the discussion of plant microbiomes and plant health in a changing planet </text:span><text:reference-mark-start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span text:style-name="T18">(Woodward et al., 2012)</text:span><text:reference-mark-end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span text:style-name="T18">. </text:span></text:p>
      <text:p text:style-name="P17"/>
      <text:p text:style-name="P18"><text:span text:style-name="T18"><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8">(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8">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8">(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8">,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8">(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8">. Studies of plant-associated microbiomes in natural settings have rarely been framed in terms of core microbiomes </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8">(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8">.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8">(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8">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8">(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8">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8">(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8">. This definition </text:span><text:soft-page-break/><text:span text:style-name="T18">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8">(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8">.</text:span></text:p>
      <text:p text:style-name="P17"/>
      <text:p text:style-name="P18"><text:span text:style-name="T18"><text:tab/>Fungal endophytes, or fungi that live internally in plant tissues without incurring disease symptoms </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8">(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8">,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9">(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8">. The endophytic compartment in which they reside is a distinct ecological space, in the sense that very different communities of microbes are observed outside vs. inside plant tissues </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9">(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8">, at least partly due to host-microbe preferences </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8">(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8">.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9">(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8">.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8">(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8">,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8">(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8">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8">(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8">. <text:s/>Fungal endophytes, therefore, make ideal systems for studying the interplay of host-microbe interactions, environmental influences, and spatial patterning of both host and microbes in natural settings. <text:s/></text:span></text:p>
      <text:p text:style-name="P18"/>
      <text:p text:style-name="P19"><text:span text:style-name="T18"><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8">(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8">.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2"/>
      <text:p text:style-name="Heading_20_1">Materials and methods</text:p>
      <text:p text:style-name="P2"/>
      <text:p text:style-name="P1"><text:span text:style-name="T18">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8">(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8">.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nt of the FDP into one of seven habitat types, based on aspect, slope, convexity, and elevation (Figs.1 and 2),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8">(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8">.</text:span></text:p>
      <text:p text:style-name="P2"/>
      <text:p text:style-name="Heading_20_2"><text:soft-page-break/>Field methods</text:p>
      <text:p text:style-name="P1"/>
      <text:p text:style-name="P1"><text:span text:style-name="T18">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8">(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8"> (Fig. 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8">(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8">. All plant material was carried to a nearby field station and stored at 4°C for no longer than 5 days before processing.</text:span></text:p>
      <text:p text:style-name="P2"/>
      <text:p text:style-name="Heading_20_2">Lab methods</text:p>
      <text:p text:style-name="P2"/>
      <text:p text:style-name="P1"><text:span text:style-name="T18">Preparation and sequencing of Illumina libraries for leaves and wood were undertaken separately, with differing protocols. Protocols for leaf <text:s/>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8">(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8">.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8">(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8">.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2"/>
      <text:p text:style-name="Heading_20_2">Bioinformatics</text:p>
      <text:p text:style-name="P2"/>
      <text:p text:style-name="P54"><text:span text:style-name="T18">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8">(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8">. Full scripts are available in supplementary information, and as a jupyter notebook at: &lt;https://nbviewer.jupyter.org/github/danchurch/taiwan_combined_biom/blob/master/combo_biome-revived.ipynb&gt;. <text:s/>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8">(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8">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8">(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8">,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0"/>
      <text:p text:style-name="P21"><text:span text:style-name="T56">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19">(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56">. This is a high-throughput method, used here to create an aggregate, “big picture” of the endophytes communities, summarized in Figure 3.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56">(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56">, against the UNITE database. See scripts for details of this process. </text:span></text:p>
      <text:p text:style-name="P20"><text:soft-page-break/></text:p>
      <text:p text:style-name="P20"/>
      <text:p text:style-name="P2"/>
      <text:p text:style-name="Heading_20_2">Statistical methods</text:p>
      <text:p text:style-name="P2"/>
      <text:p text:style-name="Heading_20_3">Overview</text:p>
      <text:p text:style-name="P2"/>
      <text:p text:style-name="P22"><text:span text:style-name="T18">Ecological patterns of the entire fungal community of leaves and wood of all hosts were examined first. <text:s/>Analyses were then focused on patterns in the mycobiome of the most commonly-sampled host tree, </text:span><text:span text:style-name="T3">Helicia</text:span><text:span text:style-name="T21"> </text:span><text:span text:style-name="T3">formosana</text:span><text:span text:style-name="T18">. Finally, host-fungus co-occurrence patterns were used to define a core mycobiome that was also examined for ecological patterns.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8">(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8">,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8">(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8">,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8">(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8">,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8">(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8">,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8">(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8">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8">(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8"> packages. The statistical pipeline is available as a jupyter notebook, viewable at: &lt;</text:span><text:a xlink:type="simple" xlink:href="https://nbviewer.jupyter.org/github/danchurch/taiwan_combine" text:style-name="Internet_20_link" text:visited-style-name="Visited_20_Internet_20_Link"><text:span text:style-name="T18">https://nbviewer.jupyter.org/github/danchurch/taiwan_combine</text:span></text:a><text:a xlink:type="simple" xlink:href="https://nbviewer.jupyter.org/github/danchurch/taiwan_combined_stats/blob/master/Csrev/Csrev.ipynb" text:style-name="Internet_20_link" text:visited-style-name="Visited_20_Internet_20_Link"><text:span text:style-name="T18">d_stats/blob/master/Csrev/Csrev.ipynb</text:span></text:a><text:span text:style-name="T18">&gt;. </text:span></text:p>
      <text:p text:style-name="P22"/>
      <text:p text:style-name="P23"><text:span text:style-name="T59">All read abundances in fungal community matrices were transformed to presence/absence (see bioinforma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59">(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59">.</text:span></text:p>
      <text:p text:style-name="P2"/>
      <text:p text:style-name="Heading_20_3">Mycobiome of all hosts</text:p>
      <text:p text:style-name="P2"/>
      <text:p text:style-name="P24"><text:span text:style-name="T18">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8">(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8">, and non-metric multidimensional scaling (NMS). Following initial comparisons of community composition, all analyses of wood and leaf endophytes were conducted separately, in parallel. Host and environmental variables of vegetative community and topography (Fig. 1) as predictors of endophyte communities were modeled individually using PERMANOVA. <text:s/>However, PERMANOVA tests as employed here are not sensitive to the complexities of spatial patterns on the variable landscape of Fushan FDP. For this reason spatially-explicit tests for autocorrelation and correlations with endophyte community composition and environmental data were used.</text:span></text:p>
      <text:p text:style-name="P25"/>
      <text:p text:style-name="P26"><text:span text:style-name="T18">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8">(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8">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8">(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8">,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8">(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8">,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8">(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8"> against all eigenvecto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8">(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8">. </text:span></text:p>
      <text:p text:style-name="P27"/>
      <text:p text:style-name="P53">Eigenanalysis of sampling schemes such as dbMEM/PCNM used here give a portrait of what patterns can be confidently testing by a particular sampling scheme. <text:s/>They are useful in that they can approximate classical linear spatial patterns, but also model other, more complex spatial patterns. These eigenvectors represent a range of spatial patterns that are periodic functions of <text:soft-page-break/>wavelengths of varying size and direction. When combined with constrained direct gradient analyses such as Canonical Correspondence Analysis (CCA) or Redundancy analysis (RDA), eigenanalyses of sampling schemes become a very sensitive tool for detecting important spatial patterns in biological communities. </text:p>
      <text:p text:style-name="P28"/>
      <text:p text:style-name="P28"><text:span text:style-name="T55">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55">(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55">. </text:span></text:p>
      <text:p text:style-name="P29"/>
      <text:p text:style-name="P4">Ecological patterns of interest detected in spatial analysis were further visualized by mapping Bray-Curtis distance of all wood or leaf samples from a single point of interest on maps of the reserve and in NMS ordinations.</text:p>
      <text:p text:style-name="P2"/>
      <text:p text:style-name="Heading_20_3">Mycobiome of a single host, <text:span text:style-name="T2">Helicia</text:span><text:span text:style-name="T20"> </text:span><text:span text:style-name="T2">formosana</text:span></text:p>
      <text:p text:style-name="P2"/>
      <text:p text:style-name="P2"><text:span text:style-name="T57">To exclude variation in fungal communities</text:span> resulting from <text:span text:style-name="T57">differing </text:span>host tree species, <text:span text:style-name="T82">above analyses were repeated for</text:span> the fungal endophytes of a single host tree, <text:span text:style-name="T2">Helicia</text:span><text:span text:style-name="T20"> </text:span><text:span text:style-name="T2">formosana</text:span> Lour. &amp; Hemsl. This was the host tree for which the most samples (leaves, n=31; wood n=22) were available. Bray-Curtis dissimilarity values resulting from comparison were then plotted onto a map of Fushan FDP.</text:p>
      <text:p text:style-name="P2"/>
      <text:p text:style-name="Heading_20_3">Core fungi of <text:span text:style-name="T2">Helicia</text:span><text:span text:style-name="T20"> </text:span><text:span text:style-name="T2">formosana</text:span></text:p>
      <text:p text:style-name="P2"/>
      <text:p text:style-name="P1"><text:span text:style-name="T18">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8">(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8">.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3">H. formosana</text:span><text:span text:style-name="T18"> were used to populate a species composition matrix of just these core species as columns, with rows of just sites where </text:span><text:span text:style-name="T3">H. formosana</text:span><text:span text:style-name="T18">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1"/>
      <text:p text:style-name="Heading_20_1">Results</text:p>
      <text:p text:style-name="P2"/>
      <text:p text:style-name="Heading_20_2">Mycobiome of all hosts:</text:p>
      <text:p text:style-name="P2"/>
      <text:p text:style-name="P5">After variance-stabilization, <text:span text:style-name="T60">in the </text:span>the <text:span text:style-name="T62">leaf</text:span> endophyte library <text:span text:style-name="T62">1302</text:span> OTUs <text:span text:style-name="T60">were detected, </text:span>and <text:span text:style-name="T62">2025</text:span> OTUs <text:span text:style-name="T60">in the </text:span>the leaf library. Both leaf and wood samples were dominated by Ascomycota <text:span text:style-name="T63"><text:s/></text:span>(Fig. <text:span text:style-name="T102">3</text:span>), but a larger p<text:span text:style-name="T60">roportion</text:span> of <text:span text:style-name="T102">remaining reads</text:span> <text:span text:style-name="T102">in </text:span>wood OTUs matched to Basidiomycota <text:span text:style-name="T62">(10% of leaf OTUs vs. 17% of wood OTUs) than in in leaves</text:span>. <text:s/>This larger percentage of <text:span text:style-name="T63">OTUs identified to </text:span>Basidiomy<text:span text:style-name="T63">cota</text:span> was due mostly to a larger <text:span text:style-name="T63">percentage</text:span> of <text:span text:style-name="T63">OTUs identified to</text:span> Tremellomycetes <text:span text:style-name="T63">(&lt;1% of leaf OTUs vs. 5.6%</text:span> <text:span text:style-name="T63">of</text:span> wood <text:span text:style-name="T63">OTUs)</text:span>. Within Ascomycota, both leaf and wood samples contained <text:soft-page-break/>high percentages of <text:span text:style-name="T62">OTUs identified to </text:span>Sordariomycetes <text:span text:style-name="T62">(24% of leaf OTUs vs. 16% of wood OTUs)</text:span>, Dothideomycetes <text:span text:style-name="T62">(20% of leaf OTUs vs. 27% of wood OTUs)</text:span>, and Eurotiomycetes <text:span text:style-name="T62">(7% of leaf OTUs vs. 14% of wood OTUs)</text:span>. <text:span text:style-name="T61">Significant observations of Lecanoromycete fungi</text:span> <text:span text:style-name="T61">also occurred, especially in leaves (%18.5 of leaf OTUs vs. %4 of wood OTUs). At the class level 16% of leaf OTUs were unindentified, compared to 10% of wood.</text:span></text:p>
      <text:p text:style-name="P2"/>
      <text:p text:style-name="P30"><text:span text:style-name="T18">Host species was the strongest single predictor of similarity within both leaf (PERMANOVA, F(33, 89) = </text:span>1.9<text:span text:style-name="T64">5, p &lt; 0.01, R2 =0.42, permutations = 10000). Wood endophyte communities were also most strongly predicted by host (PERMANOVA, F(29,61) = 1.49, p &lt; 0.01, R2 = 0.42, permutations = 10000), see NMS visualizations (Fig. 4). 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18"> p &lt; 0.01, R2 = 0.09, permutations = 10000). PERMANOVA tests cannot easily account for complex spatial patterns, some environmental correlations were uncovered in more sensitive spatial analyses summarized below. </text:span></text:p>
      <text:p text:style-name="P2"/>
      <text:p text:style-name="P2">Wood endophyte community displayed a weak pattern of community-turnover/distance-decay over the entire study area (<text:span text:style-name="T65">global </text:span>Mantel's r = 0.<text:span text:style-name="T65">10</text:span>, p <text:span text:style-name="T65">&lt;</text:span> 0.01) (<text:span text:style-name="T94">Supp </text:span>Fig. <text:span text:style-name="T98">1</text:span>). Leaf communities displayed no global distance decay relationship (<text:span text:style-name="T65">global </text:span>Mantel's r = -0.01, p = 0.<text:span text:style-name="T65">5</text:span>7), but displayed local negative autocorrelation in comparisons of samples approximately 200 meters apart (Mantel correlogram, <text:span text:style-name="T65">local </text:span>Mantel's r = -0.10, p &lt; 0.05). <text:span text:style-name="T94">In both wood and leaf endophyte communities of all hosts, Mantel’s r approaches zero in both leaf and wood samples at comparisons around 150 m apart, indicating that positive autcorrelation is undetected beyond this. </text:span></text:p>
      <text:p text:style-name="P31"/>
      <text:p text:style-name="P32"><text:span text:style-name="T65">For leaves, our sampling scheme yielded 7 biologically significant PCNM vectors, explaining a combined total of 7.1% of endophyte community variation (Redundancy analysis, constrained inertia = </text:span>0.0<text:span text:style-name="T95">6, Unconstrained inertia = </text:span>0.8<text:span text:style-name="T95">2</text:span>,<text:span text:style-name="T66"> F(7,117) = </text:span>1.25<text:span text:style-name="T66">, P &lt; 0.01) (Supp. Fig. 2). Of these, <text:s/>the smallest scale vectors are uncorrelated with environmental data, and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66">(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66">, with wavelengths up to 50m. Two mid-range (300m) vectors represented north-south and east-west surface trends, unexplained by environmental data, each predicting approximately 1 % of fungal species variation. Two mid-range leaf PCNM vectors of interest correlate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7">Helicia formosana</text:span><text:span text:style-name="T23"> (</text:span><text:span text:style-name="T24">(Linear model/multiple regression, adj-R2=0.</text:span><text:span text:style-name="T25">3</text:span><text:span text:style-name="T24">3, F(9,113)</text:span><text:span text:style-name="T25">=7.68,</text:span><text:span text:style-name="T24"> p &lt; 0.01).</text:span><text:span text:style-name="T66"> </text:span></text:p>
      <text:p text:style-name="P33"/>
      <text:p text:style-name="P34"><text:span text:style-name="T65">For wood, our sampling scheme also yielded 5 biologically significant PCNM vectors, explaining 7.5% of variation (Redundancy analysis, constrained inertia = 0.07, Unconstrained inertia = 0.80, F(5,85) = 1.38, P &lt; 0.01). </text:span><text:span text:style-name="T68">Of these, the smallest scale vectors are probably indicative of endogenous autocorrelation, at a wavelength of 70 m or less. </text:span><text:span text:style-name="T69">The three other PCNM vectors are large- to mid-range, with lengths from 300m to 500m. They correlated with environmental variables, and generally </text:span><text:span text:style-name="T70">point</text:span><text:span text:style-name="T69"> to a contrast between upland and lowland habitat (S</text:span><text:span text:style-name="T74">upp. Fig.</text:span><text:span text:style-name="T69"> </text:span><text:span text:style-name="T76">3</text:span><text:span text:style-name="T69">). </text:span><text:span text:style-name="T68">For more detailed results and interpretation of </text:span><text:span text:style-name="T75">all-host </text:span><text:span text:style-name="T68">PCNM results, see scripts. </text:span><text:span text:style-name="T69"><text:s/></text:span></text:p>
      <text:p text:style-name="P6"><text:s/></text:p>
      <text:p text:style-name="Heading_20_2">Mycobiome of a single host, <text:span text:style-name="T2">Helicia</text:span><text:span text:style-name="T20"> </text:span><text:span text:style-name="T2">formosana</text:span></text:p>
      <text:p text:style-name="P2"/>
      <text:p text:style-name="P7"><text:span text:style-name="T81">When the </text:span>community of endophytes <text:span text:style-name="T103">was constrained to one host tree species, e</text:span>nvironmental variables were not found to directly explain any varianc<text:span text:style-name="T77">e in endophyte community structure (</text:span>PERMANOVA <text:span text:style-name="T78">tests</text:span>, permutations=10000. <text:span text:style-name="T79">Leaf community ~ t</text:span>opography: F(4,26) = 0.<text:span text:style-name="T78">93</text:span>, R2 = 0.1<text:span text:style-name="T79">2, </text:span>p = 0.<text:span text:style-name="T78">66. Leaf community ~ v</text:span>egetative community: F(3,27) = 1.<text:span text:style-name="T78">07</text:span>, R2 = 0.11, <text:s/>p = 0.2<text:span text:style-name="T78">7. W</text:span>ood <text:span text:style-name="T79">community ~ t</text:span>opography: F(4,17) = 1.0<text:span text:style-name="T79">6</text:span>, R2 = 0.20, p = 0.<text:span text:style-name="T79">20. Wood community ~ </text:span><text:soft-page-break/>Vegetative community: F(3,18) = 1.0<text:span text:style-name="T79">8</text:span>, R2 = 0.15, p = 0.<text:span text:style-name="T79">19.). <text:s/></text:span></text:p>
      <text:p text:style-name="P8"/>
      <text:p text:style-name="P9">Leaf endophyte community yielded <text:span text:style-name="T83">3</text:span> <text:span text:style-name="T80">ecologically</text:span> significant PCNM<text:span text:style-name="T77">s</text:span> <text:span text:style-name="T83">explaining 13% of community variation </text:span>(RDA, leaves: constrained inertia = 0.0<text:span text:style-name="T83">11</text:span>, Unconstrained inertia = 0.<text:span text:style-name="T84">67</text:span>, F(<text:span text:style-name="T84">2</text:span>,<text:span text:style-name="T84">19</text:span>) = 1.<text:span text:style-name="T84">32</text:span>, P &lt; 0.01<text:span text:style-name="T80">). </text:span><text:span text:style-name="T71">W</text:span><text:span text:style-name="T67">ood endophyte community yielded </text:span><text:span text:style-name="T72">2</text:span><text:span text:style-name="T67"> </text:span><text:span text:style-name="T71">ecologically</text:span><text:span text:style-name="T67"> significant PCNM</text:span><text:span text:style-name="T73">s explaining 12% of community variation </text:span><text:span text:style-name="T67">(RDA, leaves: constrained inertia = 0.</text:span><text:span text:style-name="T72">10</text:span><text:span text:style-name="T67">, Unconstrained inertia = 0.7</text:span><text:span text:style-name="T72">0</text:span><text:span text:style-name="T67">, F(1,29) = 1.78, P &lt; 0.01</text:span><text:span text:style-name="T71">). </text:span><text:span text:style-name="T78">As with the non-spatial PERMANOVA model of </text:span><text:span text:style-name="T4">Helicia</text:span><text:span text:style-name="T78"> endophytes, these PCNMs also did not correlate with any available environmental data, in either wood or leaves. However, both wood and leaf communities showed ecologically meaningful PCNM vectors that center on the southwestern valley of the FDP as a place of difference in the </text:span><text:span text:style-name="T4">Helicia</text:span><text:span text:style-name="T78"> mycobiome (Fig. 5). This pattern of dissimilarity was particularly pronounced in the </text:span><text:span text:style-name="T5">Helicia</text:span><text:span text:style-name="T85"> leaf endophyte community when visualized with Bray-Curtis comparisons, (Fig. 6).</text:span></text:p>
      <text:p text:style-name="P2"/>
      <text:p text:style-name="Heading_20_2">Core fungi of <text:span text:style-name="T2">Helicia</text:span><text:span text:style-name="T20"> </text:span><text:span text:style-name="T2">formosana</text:span></text:p>
      <text:p text:style-name="P2"/>
      <text:p text:style-name="P10"><text:span text:style-name="T87">O</text:span>ut of <text:span text:style-name="T86">1302</text:span> possible fungal OTUs <text:span text:style-name="T87">observed in leaves of all hosts, 426 OTUs were found in </text:span><text:span text:style-name="T6">Helicia </text:span><text:span text:style-name="T22">leaves</text:span><text:span text:style-name="T6">.</text:span><text:span text:style-name="T22"> Of these 12</text:span><text:span text:style-name="T86"> </text:span>showed <text:span text:style-name="T87">strong </text:span>patterns of co-occurrence with <text:span text:style-name="T2">Helicia</text:span><text:span text:style-name="T20"> </text:span><text:span text:style-name="T2">formosana.</text:span> <text:span text:style-name="T87">O</text:span>ut of <text:span text:style-name="T87">2025</text:span> possible fungal OTUs <text:span text:style-name="T87">observed in woody tissue of all hosts, 731 OTUs were found in </text:span><text:span text:style-name="T6">Helicia </text:span><text:span text:style-name="T22">wood </text:span><text:span text:style-name="T26">(Supp. Fig. 4)</text:span><text:span text:style-name="T6">.</text:span><text:span text:style-name="T22"> Of these 7 OTUs </text:span><text:span text:style-name="T51">showed strong patterns of co-occurrence with </text:span><text:span text:style-name="T17">Helicia</text:span><text:span text:style-name="T51"> </text:span><text:span text:style-name="T17">formosana </text:span><text:span text:style-name="T52">(Supp. Fig. 4)</text:span><text:span text:style-name="T17">. </text:span>These fungi were considered members of the <text:span text:style-name="T2">H. formosana</text:span> core mycobiome (Table 1).<text:span text:style-name="T2"> </text:span>Visual inspection of patterns <text:span text:style-name="T104">of dissimilarity</text:span> show that <text:span text:style-name="T109">only </text:span>leaves within the southern valley of the plot contained relatively high proportions of core fungi (Fig. <text:span text:style-name="T104">7</text:span>). Wood <text:span text:style-name="T96">samples retained most</text:span> <text:span text:style-name="T96">of their </text:span>core fungi consistently throughout the plot (Fig. <text:span text:style-name="T104">7</text:span>). </text:p>
      <text:p text:style-name="P11"/>
      <text:p text:style-name="P2"/>
      <text:p text:style-name="Heading_20_2">Summary comparison</text:p>
      <text:p text:style-name="P2"/>
      <text:p text:style-name="P12">The above analysis compared patterns of community dissimilarity at several levels (Table 2). <text:s/>Wood and leaf endophytes of all host-trees showed a <text:span text:style-name="T88">similar pattern, very</text:span> high <text:span text:style-name="T88">levels of</text:span> dissimilarity among all samples (all-host leaf endophyte mean BC=0.9<text:span text:style-name="T88">0</text:span>, sd=0.<text:span text:style-name="T88">09</text:span>; wood endophyte mean BC=0.<text:span text:style-name="T88">87</text:span>, sd=0.07). <text:span text:style-name="T2">Helicia</text:span><text:span text:style-name="T20"> </text:span><text:span text:style-name="T2">formosana</text:span> <text:span text:style-name="T89">samples show a lower average level of dissimilarity </text:span>(leaf mean BC=0.<text:span text:style-name="T88">80</text:span>, sd =0.1<text:span text:style-name="T88">1</text:span>; wood mean BC = 0.8<text:span text:style-name="T88">0</text:span>, sd=0.0<text:span text:style-name="T88">6</text:span>). This variation can then be partitioned into two groups: <text:span text:style-name="T88">(1) n</text:span>on-core fungi, <text:span text:style-name="T88">which</text:span> show a <text:span text:style-name="T89">high average </text:span>level of dissimilarity (leaf mean BC=0.8<text:span text:style-name="T89">9</text:span>, sd =0.<text:span text:style-name="T89">08</text:span> ; wood mean BC = 0.8<text:span text:style-name="T89">3</text:span>, sd=0.06), <text:span text:style-name="T88">and</text:span> <text:span text:style-name="T88">(2) </text:span>core fungi, <text:span text:style-name="T89">which</text:span> <text:span text:style-name="T88">show</text:span> a lower mean BC (leaf mean BC=0.<text:span text:style-name="T89">38</text:span>, sd =0.<text:span text:style-name="T89">1</text:span>7; wood mean BC = 0.<text:span text:style-name="T89">39</text:span>, sd=0.17). </text:p>
      <text:p text:style-name="P12"/>
      <text:p text:style-name="Heading_20_1">Discussion</text:p>
      <text:p text:style-name="Heading_20_2">Patterns observed:</text:p>
      <text:p text:style-name="P47"/>
      <text:p text:style-name="P16">Contrary to our predictions, we found evidence for a consistent core of fungi in the wood of <text:span text:style-name="T14">Helicia formosana</text:span>. Closer to our predictions, we found in leaves a subset of fungi that cooccurred with <text:span text:style-name="T15">H. formosana</text:span><text:span text:style-name="T53"> in just one area of the plot</text:span> (Fig. 7). In leaves, these core fungi are most consistently present in the southern valley, and are often completely missing in other areas of the study. In wood, they are more "loyal", and coexist more reliably with <text:span text:style-name="T2">H</text:span>. <text:span text:style-name="T2">formosana</text:span> throughout the plot. This may perhaps be due to the high rate of turnover in leaves, which are flushed mostly sterile <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Arnold and Herre, 2003)<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 and are shed within 1 to several years, in contrast with the longer lifespan of woody tissues. Applying terminology proposed by Hamady and Knight <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2009)<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text:soft-page-break/>models, where a core group of associated microbes may establish with a particular host, but whose presence is highly conditional on space and environment.</text:p>
      <text:p text:style-name="P16"/>
      <text:p text:style-name="P16">When all host trees were compared, the average dissimilarity between any two trees was extremely high, (Fig. 8, Table 2). Samples become somewhat more similar on average when constrained to a single host, for wood and leaves, seemingly a result of the strong effects of host (Figs. 4 and 8). <text:s/>The taxonomic core of fungi behaves differently from the fungal microbiome at large. Removing these fungi from consideration brings the mycobiome of their host, <text:span text:style-name="T2">H. formosana</text:span>, nearly back to the high background levels of dissimilarity among samples of the entire study, indicating that these may be the species through which host effects are manifested (Fig. 8). <text:s/></text:p>
      <text:p text:style-name="P13"/>
      <text:p text:style-name="Heading_20_2">Fungal species:</text:p>
      <text:p text:style-name="P35"><text:span text:style-name="T107">M</text:span>ost of the <text:span text:style-name="T105">candidate core </text:span>fungal species of the tree <text:span text:style-name="T2">Helicia formosana</text:span><text:span text:style-name="T20"> were unidentified </text:span><text:span text:style-name="T44">(Table 1)</text:span><text:span text:style-name="T20">, often even </text:span><text:span text:style-name="T27">to</text:span><text:span text:style-name="T20"> the phylum level. </text:span><text:span text:style-name="T43">This</text:span><text:span text:style-name="T20"> </text:span><text:span text:style-name="T42">mak</text:span><text:span text:style-name="T43">es</text:span><text:span text:style-name="T42"> specific ecological interpretation </text:span><text:span text:style-name="T44">of the </text:span><text:span text:style-name="T47">individual </text:span><text:span text:style-name="T44">core fung</text:span><text:span text:style-name="T47">i</text:span><text:span text:style-name="T44"> </text:span><text:span text:style-name="T42">difficul</text:span><text:span text:style-name="T44">t </text:span><text:span text:style-name="T47">or impossible</text:span><text:span text:style-name="T44">. It also</text:span><text:span text:style-name="T20"> speak</text:span><text:span text:style-name="T44">s</text:span><text:span text:style-name="T20"> to </text:span><text:span text:style-name="T27">an</text:span><text:span text:style-name="T20"> urgent and daunting challenge facing mycologists </text:span><text:span text:style-name="T27">today: the </text:span><text:span text:style-name="T20">need </text:span><text:span text:style-name="T29">for more high-quality accessions of lesser known fungi </text:span><text:span text:style-name="T44">in fungal barcode databases</text:span><text:span text:style-name="T29">, to</text:span><text:span text:style-name="T20"> keep pace with </text:span><text:span text:style-name="T40">the </text:span><text:span text:style-name="T41">ongoing</text:span><text:span text:style-name="T20"> </text:span><text:span text:style-name="T40">technical</text:span><text:span text:style-name="T20"> revolution</text:span><text:span text:style-name="T40"> </text:span><text:span text:style-name="T41">of high-throughput sequencer technologies. </text:span></text:p>
      <text:p text:style-name="P36"/>
      <text:p text:style-name="P38"><text:span text:style-name="T105">Within the candidates for core fungi of </text:span><text:span text:style-name="T10">H. formosana</text:span><text:span text:style-name="T105">, </text:span><text:span text:style-name="T9">Phyllosticta</text:span><text:span text:style-name="T27"> </text:span><text:span text:style-name="T32">were</text:span><text:span text:style-name="T27"> present as least three endophytes OTUs in leaves. </text:span><text:span text:style-name="T32">This</text:span><text:span text:style-name="T27"> includ</text:span><text:span text:style-name="T32">ed</text:span><text:span text:style-name="T27"> </text:span><text:span text:style-name="T8">P. capitalensis</text:span><text:span text:style-name="T28">, which is a well-known endophyte of tropical woody plants </text:span><text:reference-mark-start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28">(Baayen et al., 2002)</text:span><text:reference-mark-end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18">, that may have been transported throughout the world via nursery trade (George Carroll, pers. com.)</text:span><text:span text:style-name="T34"> </text:span><text:span text:style-name="T42">S</text:span><text:span text:style-name="T31">mall differences in genotype can determine </text:span><text:span text:style-name="T40">a fungal species’ </text:span><text:span text:style-name="T39">tendency to </text:span><text:span text:style-name="T40">a </text:span><text:span text:style-name="T31">pathogen</text:span><text:span text:style-name="T40">ic</text:span><text:span text:style-name="T31"> or endophyt</text:span><text:span text:style-name="T40">ic-</text:span><text:span text:style-name="T46">mutualistic</text:span><text:span text:style-name="T31"> lifes</text:span><text:span text:style-name="T34">tyle </text:span><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34">(Carroll, 1988; Rodriguez and Redman, 2008)</text:span><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34">. This has apparently resulted in genera that contain numerous examples of both pathogenic and endophytic </text:span><text:span text:style-name="T36">within genera such as </text:span><text:span text:style-name="T12">Colletotrichum </text:span><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38">(Rojas et al., 2010)</text:span><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34">, </text:span><text:span text:style-name="T11">Mycosphaerella </text:span><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34">(Crous, 1998; Lau et al., 2013)</text:span><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34">, and </text:span><text:span text:style-name="T11">Phyllosticta </text:span><text:reference-mark-start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span text:style-name="T34">(Glienke et al., 2011)</text:span><text:reference-mark-end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span text:style-name="T34">. </text:span><text:span text:style-name="T36">These differences imply that </text:span><text:span text:style-name="T40">radically</text:span><text:span text:style-name="T36"> different ecological </text:span><text:span text:style-name="T40">effects</text:span><text:span text:style-name="T36"> can result from </text:span><text:span text:style-name="T40">small changes in a fungal ge</text:span><text:span text:style-name="T48">nome. </text:span><text:span text:style-name="T49">R</text:span><text:span text:style-name="T48">hese three </text:span><text:span text:style-name="T13">Phyllostica</text:span><text:span text:style-name="T48"> species, though closely related, may have very different interactions with their host, </text:span><text:span text:style-name="T13">H. formosana, </text:span><text:span text:style-name="T48">which cannot be understood without further investigation</text:span><text:span text:style-name="T13">.</text:span><text:span text:style-name="T48"> <text:s/></text:span></text:p>
      <text:p text:style-name="P39"/>
      <text:p text:style-name="Heading_20_2">The value of the taxonomic Core:</text:p>
      <text:p text:style-name="P48"><text:span text:style-name="T30">Some have argued that the concept of a taxonomic core should be </text:span><text:span text:style-name="T45">augmented or </text:span><text:span text:style-name="T30">replaced by a </text:span><text:span text:style-name="T16">functional</text:span><text:span text:style-name="T30"> core </text:span><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span text:style-name="T30">(Lemanceau et al., 2017; Lloyd-Price et al., 2016)</text:span><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span text:style-name="T30">. This is an important and complementary approach to understanding microbe and host </text:span><text:span text:style-name="T38">interactions</text:span><text:span text:style-name="T30">, and does not contradict taxonomic delineation of cores. </text:span><text:span text:style-name="T106">On either extreme of spatial scales, the search for a taxonomic core is probably meaningless – cosmopolitan species such as humans </text:span><text:span text:style-name="T33">will </text:span><text:span text:style-name="T50">likely</text:span><text:span text:style-name="T33"> show complete turnover microbiomes throughtout their global range</text:span><text:span text:style-name="T106"> </text:span><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106">(The Human Microbiome Project Consortium, 2012)</text:span><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33">. Extremely localized searches for core species of a host are nonsensical. At </text:span><text:span text:style-name="T35">well-defined, </text:span><text:span text:style-name="T33">intermediate spatial scales such as examined here, a search for taxonomic core</text:span><text:span text:style-name="T34"> </text:span><text:span text:style-name="T37">re</text:span><text:span text:style-name="T45">t</text:span><text:span text:style-name="T34">ain</text:span><text:span text:style-name="T45">s</text:span><text:span text:style-name="T34"> </text:span><text:span text:style-name="T37">its</text:span><text:span text:style-name="T34"> useful</text:span><text:span text:style-name="T37">ness</text:span><text:span text:style-name="T34"> </text:span><text:span text:style-name="T40">to</text:span><text:span text:style-name="T34"> microbial ecology: patterns </text:span><text:span text:style-name="T40">such as those </text:span><text:span text:style-name="T34">observed here would be extremely difficult to quantify from a purely functional perspective.</text:span><text:span text:style-name="T30"> On some level, </text:span><text:span text:style-name="T34">disagreement over </text:span><text:span text:style-name="T30">taxonomic vs. functional cores is another example of a false, reductionist-versus-holistic dichotomy </text:span><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span text:style-name="T30">(Fang and Casadevall, 2011)</text:span><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span text:style-name="T30">. Discarding either approach results in a loss of information.</text:span></text:p>
      <text:p text:style-name="P40"/>
      <text:p text:style-name="P41"><text:span text:style-name="T58">The presence of a core taxonomic group of microbes in a host might be considered a kind of stabilization or structuring of a portion of a host’s microbiome, possibly as a result of interactions among hosts and select microbes. When defining core microbiomes as we have here, it may be important to consider the different organs of hosts as very different refugia for microbes: here the woody tissues appeared to host a more consistent assemblage of core fungi. Similarly, the leaves </text:span><text:span text:style-name="T3">Helicia</text:span><text:span text:style-name="T21"> </text:span><text:span text:style-name="T3">formosana</text:span><text:span text:style-name="T18"> trees in the more sheltered southwestern valley held more a consistent microbial core <text:s/>than in more exposed areas of the plot. </text:span></text:p>
      <text:p text:style-name="P41"/>
      <text:p text:style-name="P41"><text:soft-page-break/><text:span text:style-name="T18">We are limited here in our ability to examine the importance of neutral spatial processes, given our coarse environmental data. However, these patterns suggest that even strong biological interactions between microbe and host can be disrupted or prevented. <text:s/>This disruption could stem from neutral processes such as obstacles to dispersal from topography, or environmental changes such as fierce summer storm events reseting community assembly in leaves. <text:s/>As such, it may be that for a consistent taxonomic core to develop in a plant microbiome, either local habitat or more persistent host tissue may need to provide some measure of stability from change. High rates of dispersal and disturbance can disrupt the tendency to 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8">(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8">. A parallel logic may apply for taxonomic microbiomes of large hosts.</text:span></text:p>
      <text:p text:style-name="P39"/>
      <text:p text:style-name="P37"/>
      <text:p text:style-name="P2"/>
      <text:p text:style-name="Heading_20_1">Acknowledgements</text:p>
      <text:p text:style-name="P2"/>
      <text:p text:style-name="P2">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2"/>
      <text:p text:style-name="P2"><text:line-break/></text:p>
      <text:section text:style-name="Sect1" text:name="ZOTERO_BIBL {&quot;uncited&quot;:[],&quot;omitted&quot;:[],&quot;custom&quot;:[]} CSL_BIBLIOGRAPHY RNDqgybllhg84">
        <text:p text:style-name="P49">Altschul, S.F., Gish, W., Miller, W., Myers, E.W., Lipman, D.J., 1990. Basic local alignment search tool. Journal of Molecular Biology 215, 403–410. https://doi.org/10.1016/S0022-2836(05)80360-2</text:p>
        <text:p text:style-name="P51">Anderson, M.J., 2017. Permutational Multivariate Analysis of Variance (PERMANOVA), in: Wiley StatsRef: Statistics Reference Online. American Cancer Society, pp. 1–15. https://doi.org/10.1002/9781118445112.stat07841</text:p>
        <text:p text:style-name="P51">Anderson, M.J., 2001. A new method for non-parametric multivariate analysis of variance. Austral Ecology 26, 32–46. https://doi.org/10.1111/j.1442-9993.2001.01070.pp.x</text:p>
        <text:p text:style-name="P51">Arnold, A.E., Herre, E.A., 2003. Canopy cover and leaf age affect colonization by tropical fungal endophytes: Ecological pattern and process in <text:span text:style-name="T2">Theobroma cacao</text:span> (Malvaceae). Mycologia 95, 388–398. https://doi.org/10.1080/15572536.2004.11833083</text:p>
        <text:p text:style-name="P51">Arnold, A.E., Mejía, L.C., Kyllo, D., Rojas, E.I., Maynard, Z., Robbins, N., Herre, E.A., 2003. Fungal endophytes limit pathogen damage in a tropical tree. PNAS 100, 15649–15654. https://doi.org/10.1073/pnas.2533483100</text:p>
        <text:p text:style-name="P51">Baas-Becking, L.G.M., 1934. Geobiologie; of inleiding tot de milieukunde. WP Van Stockum &amp; Zoon NV.</text:p>
        <text:p text:style-name="P51">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P51">Bodenhausen, N., Horton, M.W., Bergelson, J., 2013. Bacterial Communities Associated with the Leaves and the Roots of Arabidopsis thaliana. PLOS ONE 8, e56329. https://doi.org/10.1371/journal.pone.0056329</text:p>
        <text:p text:style-name="P51">Borcard, D., Gillet, F., Legendre, P., 2011. Spatial analysis of ecological data, in: Numerical Ecology with R. Springer, pp. 227–292.</text:p>
        <text:p text:style-name="P51">Bray, J.R., Curtis, J.T., 1957. An ordination of the upland forest communities of southern Wisconsin. Ecological monographs 27, 325–349.</text:p>
        <text:p text:style-name="P51">Buttigieg, P.L., Ramette, A., 2014. A guide to statistical analysis in microbial ecology: a community-focused, living review of multivariate data analyses. FEMS microbiology ecology 90, 543–550.</text:p>
        <text:p text:style-name="P51">Cadotte, M.W., 2006. Dispersal and Species Diversity: A Meta‐Analysis. The American Naturalist 167, 913–924. https://doi.org/10.1086/504850</text:p>
        <text:p text:style-name="P51">Carroll, G., 1988. Fungal endophytes in stems and leaves: from latent pathogen to mutualistic symbiont. Ecology 69, 2–9.</text:p>
        <text:p text:style-name="P51">Carroll, G.C., Carroll, F.E., 1978. Studies on the incidence of coniferous needle endophytes in the Pacific Northwest. Canadian Journal of Botany 56, 3034–3043.</text:p>
        <text:p text:style-name="P51">Crous, P.W., 1998. Mycosphaerella spp. and their anamorphs associated with leaf spot diseases of Eucalyptus. American Phytopathological Society (APS Press).</text:p>
        <text:p text:style-name="P51">Csardi, G., Nepusz, T., 2006. The igraph software package for complex network research. InterJournal, Complex Systems 1695, 1–9.</text:p>
        <text:p text:style-name="P51">De Wit, R., Bouvier, T., 2006. ‘Everything is everywhere, but, the environment <text:soft-page-break/>selects’; what did Baas Becking and Beijerinck really say? Environmental Microbiology 8, 755–758. https://doi.org/10.1111/j.1462-2920.2006.01017.x</text:p>
        <text:p text:style-name="P51">Edgar, R.C., 2013. UPARSE: highly accurate OTU sequences from microbial amplicon reads. Nature Methods 10, 996–998. https://doi.org/10.1038/nmeth.2604</text:p>
        <text:p text:style-name="P51">Edwards, J., Johnson, C., Santos-Medellín, C., Lurie, E., Podishetty, N.K., Bhatnagar, S., Eisen, J.A., Sundaresan, V., 2015. Structure, variation, and assembly of the root-associated microbiomes of rice. PNAS 112, E911–E920. https://doi.org/10.1073/pnas.1414592112</text:p>
        <text:p text:style-name="P51">Fang, F.C., Casadevall, A., 2011. Reductionistic and Holistic Science. Infect Immun 79, 1401–1404. https://doi.org/10.1128/IAI.01343-10</text:p>
        <text:p text:style-name="P51">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P51">Goslee, S.C., Urban, D.L., 2007. The ecodist package for dissimilarity-based analysis of ecological data. Journal of Statistical Software 22, 1–19.</text:p>
        <text:p text:style-name="P51">Green, J., Bohannan, B.J.M., 2006. Spatial scaling of microbial biodiversity. Trends in Ecology &amp; Evolution 21, 501–507. https://doi.org/10.1016/j.tree.2006.06.012</text:p>
        <text:p text:style-name="P51">Griffith, D.M., Veech, J.A., Marsh, C.J., 2016. Cooccur: probabilistic species co-occurrence analysis in R. J Stat Softw 69, 1–17.</text:p>
        <text:p text:style-name="P51">Hamady, M., Knight, R., 2009. Microbial community profiling for human microbiome projects: Tools, techniques, and challenges. Genome Res. https://doi.org/10.1101/gr.085464.108</text:p>
        <text:p text:style-name="P51">Hanson, C.A., Fuhrman, J.A., Horner-Devine, M.C., Martiny, J.B.H., 2012. Beyond biogeographic patterns: processes shaping the microbial landscape. Nature Reviews Microbiology 10, 497–506. https://doi.org/10.1038/nrmicro2795</text:p>
        <text:p text:style-name="P51">Higgins, K.L., Arnold, A.E., Coley, P.D., Kursar, T.A., 2014. Communities of fungal endophytes in tropical forest grasses: highly diverse host- and habitat generalists characterized by strong spatial structure. Fungal Ecology 8, 1–11. https://doi.org/10.1016/j.funeco.2013.12.005</text:p>
        <text:p text:style-name="P51">Hoffman, M.T., Arnold, A.E., 2010. Diverse Bacteria Inhabit Living Hyphae of Phylogenetically Diverse Fungal Endophytes. Appl. Environ. Microbiol. 76, 4063–4075. https://doi.org/10.1128/AEM.02928-09</text:p>
        <text:p text:style-name="P51">Johnson, C.L., Versalovic, J., 2012. The Human Microbiome and Its Potential Importance to Pediatrics. Pediatrics peds.2011-2736. https://doi.org/10.1542/peds.2011-2736</text:p>
        <text:p text:style-name="P51">Kembel, S.W., Mueller, R.C., 2014. Plant traits and taxonomy drive host associations in tropical phyllosphere fungal communities. Botany 92, 303–311.</text:p>
        <text:p text:style-name="P51">Kim, M., Singh, D., Lai-Hoe, A., Go, R., Rahim, R.A., A.n, A., Chun, J., Adams, J.M., 2012. Distinctive Phyllosphere Bacterial Communities in Tropical Trees. Microb Ecol 63, 674–681. https://doi.org/10.1007/s00248-011-9953-1</text:p>
        <text:p text:style-name="P51">Kõljalg, U., Nilsson, R.H., Abarenkov, K., Tedersoo, L., Taylor, A.F.S., Bahram, M., Bates, S.T., Bruns, T.D., Bengtsson-Palme, J., Callaghan, T.M., Douglas, B., Drenkhan, T., Eberhardt, U., Dueñas, M., Grebenc, T., Griffith, G.W., <text:soft-page-break/>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P51">Krings, M., Taylor, T.N., Hass, H., Kerp, H., Dotzler, N., Hermsen, E.J., 2007. Fungal endophytes in a 400-million-yr-old land plant: infection pathways, spatial distribution, and host responses. New Phytologist 174, 648–657. https://doi.org/10.1111/j.1469-8137.2007.02008.x</text:p>
        <text:p text:style-name="P51">Lau, M.K., Arnold, A.E., Johnson, N.C., 2013. Factors influencing communities of foliar fungal endophytes in riparian woody plants. Fungal Ecology 6, 365–378. https://doi.org/10.1016/j.funeco.2013.06.003</text:p>
        <text:p text:style-name="P51">Legendre, P., Fortin, M.J., 1989. Spatial pattern and ecological analysis. Vegetatio 80, 107–138.</text:p>
        <text:p text:style-name="P51">Legendre, P., Gallagher, E.D., 2001. Ecologically meaningful transformations for ordination of species data. Oecologia 129, 271–280.</text:p>
        <text:p text:style-name="P51">Legendre, P., Legendre, L., 2012. Numerical Ecology, Third. ed, Developments in Environmental Modelling. Elsevier.</text:p>
        <text:p text:style-name="P51">Lemanceau, P., Blouin, M., Muller, D., Moënne-Loccoz, Y., 2017. Let the core microbiota be functional. Trends in plant science 22, 583–595.</text:p>
        <text:p text:style-name="P51">Liggenstoffer, A.S., Youssef, N.H., Couger, M.B., Elshahed, M.S., 2010. Phylogenetic diversity and community structure of anaerobic gut fungi (phylum Neocallimastigomycota) in ruminant and non-ruminant herbivores. The ISME Journal 4, 1225–1235. https://doi.org/10.1038/ismej.2010.49</text:p>
        <text:p text:style-name="P51">Lloyd-Price, J., Abu-Ali, G., Huttenhower, C., 2016. The healthy human microbiome. Genome medicine 8, 51.</text:p>
        <text:p text:style-name="P51">Losos, E., Leigh, E.G. (Eds.), 2004. Tropical Forest Diversity and Dynamism. University of Chicago Press.</text:p>
        <text:p text:style-name="P51">Love, M.I., Huber, W., Anders, S., 2014. Moderated estimation of fold change and dispersion for RNA-seq data with DESeq2. Genome Biology 15, 550. https://doi.org/10.1186/s13059-014-0550-8</text:p>
        <text:p text:style-name="P51">Lundberg, D.S., Lebeis, S.L., Paredes, S.H., Yourstone, S., Gehring, J., Malfatti, S., Tremblay, J., Engelbrektson, A., Kunin, V., Rio, T.G. del, Edgar, R.C., Eickhorst, T., Ley, R.E., Hugenholtz, P., Tringe, S.G., Dangl, J.L., 2012. Defining the core <text:span text:style-name="T1">Arabidopsis thaliana</text:span> root microbiome. Nature 488, 86–90. https://doi.org/10.1038/nature11237</text:p>
        <text:p text:style-name="P51">Malloch, D.W., Pirozynski, K.A., Raven, P.H., 1980. Ecological and evolutionary significance of mycorrhizal symbioses in vascular plants (A Review). PNAS 77, 2113–2118. https://doi.org/10.1073/pnas.77.4.2113</text:p>
        <text:p text:style-name="P51">Mantel, N., 1967. The Detection of Disease Clustering and a Generalized Regression Approach. Cancer Res 27, 209–220.</text:p>
        <text:p text:style-name="P51">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P51"><text:soft-page-break/>McCune, B., Grace, J.B., Urban, D.L., 2002. Analysis of ecological communities. MjM software design Gleneden Beach, OR.</text:p>
        <text:p text:style-name="P51">McMurdie, P.J., Holmes, S., 2013. phyloseq: An R Package for Reproducible Interactive Analysis and Graphics of Microbiome Census Data. PLOS ONE 8, e61217. https://doi.org/10.1371/journal.pone.0061217</text:p>
        <text:p text:style-name="P51">Mejía, L.C., Kyllo, D.A., Rojas, E., Maynard, Z., Butler, A., Van Bael, S.A., Herre, E., 2007. Ecological Implications of Anti-Pathogen Effects of Tropical Fungal Endophytes and Mycorrhizae. Ecology 88, 550–558. https://doi.org/10.1890/05-1606</text:p>
        <text:p text:style-name="P51">Mejía, L.C., Rojas, E.I., Maynard, Z., Bael, S.V., Arnold, A.E., Hebbar, P., Samuels, G.J., Robbins, N., Herre, E.A., 2008. Endophytic fungi as biocontrol agents of Theobroma cacao pathogens. Biological Control, Special Issue: Endophytes 46, 4–14. https://doi.org/10.1016/j.biocontrol.2008.01.012</text:p>
        <text:p text:style-name="P51">Mummey, D.L., Rillig, M.C., 2008. Spatial characterization of arbuscular mycorrhizal fungal molecular diversity at the submetre scale in a temperate grassland. FEMS Microbiol Ecol 64, 260–270. https://doi.org/10.1111/j.1574-6941.2008.00475.x</text:p>
        <text:p text:style-name="P51">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P51">Norros, V., Penttilä, R., Suominen, M., Ovaskainen, O., 2012. Dispersal may limit the occurrence of specialist wood decay fungi already at small spatial scales. Oikos 121, 961–974. https://doi.org/10.1111/j.1600-0706.2012.20052.x</text:p>
        <text:p text:style-name="P51">Oksanen, J., Guillaume Blanchet, F., Friendly, M., Kindt, R., Legendre, P., McGlinn, D., Minchin, P.R., O’Hara, R.B., Simpson, G.L., Solymos, P., 2017. M. Stevens MHH, Szoecs E, Wagner H (2017). vegan: Community Ecology Package. R package version 2.4-3.</text:p>
        <text:p text:style-name="P51">Oldroyd, G.E.D., 2013. Speak, friend, and enter: signalling systems that promote beneficial symbiotic associations in plants. Nature Reviews Microbiology 11, 252–263. https://doi.org/10.1038/nrmicro2990</text:p>
        <text:p text:style-name="P51">Peay, K.G., Garbelotto, M., Bruns, T.D., 2010. Evidence of dispersal limitation in soil microorganisms: Isolation reduces species richness on mycorrhizal tree islands. Ecology 91, 3631–3640. https://doi.org/10.1890/09-2237.1</text:p>
        <text:p text:style-name="P51">Peršoh, D., 2013. Factors shaping community structure of endophytic fungi–evidence from the Pinus-Viscum-system. Fungal Diversity 60, 55–69. https://doi.org/10.1007/s13225-013-0225-x</text:p>
        <text:p text:style-name="P51">Porras-Alfaro, A., Bayman, P., 2011. Hidden Fungi, Emergent Properties: Endophytes and Microbiomes. Annual Review of Phytopathology 49, 291–315. https://doi.org/10.1146/annurev-phyto-080508-081831</text:p>
        <text:p text:style-name="P51">R Core Team, 2017. R: A language and environment for statistical <text:s text:c="2"/>computing. R Foundation for Statistical Computing, Vienna, Austria.</text:p>
        <text:p text:style-name="P51">Redecker, D., Kodner, R., Graham, L.E., 2000. Glomalean Fungi from the Ordovician. Science 289, 1920–1921. https://doi.org/10.1126/science.289.5486.1920</text:p>
        <text:p text:style-name="P51">Rodrigues, J.L.M., Pellizari, V.H., Mueller, R., Baek, K., Jesus, E. da C., Paula, F.S., <text:soft-page-break/>Mirza, B., Hamaoui, G.S., Tsai, S.M., Feigl, B., Tiedje, J.M., Bohannan, B.J.M., Nüsslein, K., 2013. Conversion of the Amazon rainforest to agriculture results in biotic homogenization of soil bacterial communities. PNAS 110, 988–993. https://doi.org/10.1073/pnas.1220608110</text:p>
        <text:p text:style-name="P51">Rodriguez, R., Redman, R., 2008. More than 400 million years of evolution and some plants still can’t make it on their own: plant stress tolerance via fungal symbiosis. J Exp Bot 59, 1109–1114. https://doi.org/10.1093/jxb/erm342</text:p>
        <text:p text:style-name="P51">Rodriguez, R.J., White Jr, J.F., Arnold, A.E., Redman, R.S., 2009. Fungal endophytes: diversity and functional roles. New Phytologist 182, 314–330. https://doi.org/10.1111/j.1469-8137.2009.02773.x</text:p>
        <text:p text:style-name="P51">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P51">Rosenberg, E., Sharon, G., Atad, I., Zilber-Rosenberg, I., 2010. The evolution of animals and plants via symbiosis with microorganisms. Environmental Microbiology Reports 2, 500–506. https://doi.org/10.1111/j.1758-2229.2010.00177.x</text:p>
        <text:p text:style-name="P51">Santamaría, J., Bayman, P., 2005. Fungal Epiphytes and Endophytes of Coffee Leaves (&lt;Emphasis Type="Italic"&gt;Coffea arabica&lt;/Emphasis&gt;). Microb Ecol 50, 1–8. https://doi.org/10.1007/s00248-004-0002-1</text:p>
        <text:p text:style-name="P51">Schulz, B., Römmert, A.-K., Dammann, U., Aust, H.-J., Strack, D., 1999. The endophyte-host interaction: a balanced antagonism? Mycological Research 103, 1275–1283.</text:p>
        <text:p text:style-name="P51">Shade, A., Handelsman, J., 2012. Beyond the Venn diagram: the hunt for a core microbiome. Environmental Microbiology 14, 4–12. https://doi.org/10.1111/j.1462-2920.2011.02585.x</text:p>
        <text:p text:style-name="P51">Stukenbrock, E.H., McDonald, B.A., 2008. The Origins of Plant Pathogens in Agro-Ecosystems. Annual Review of Phytopathology 46, 75–100. https://doi.org/10.1146/annurev.phyto.010708.154114</text:p>
        <text:p text:style-name="P51">Su, S., Hsieh, C., Chang-Yang, C., Lu, C., Guan, B.T., 2010. Micro-topographic differentiation of the tree species composition in a subtropical submontane rainforest in northeastern Taiwan. Taiwan Journal of Forest Science 25, 63–80.</text:p>
        <text:p text:style-name="P51">Su, S.-H., Chang-Yang, C.H., Lu, C.L., Tsui, C.C., Lin, T.T., Lin, C.L., Chiou, W.L., Kuan, L.H., Chen, Z.S., Hsieh, C.F., 2007. Fushan subtropical forest dynamics plot: tree species characteristics and distribution patterns. Taiwan Forestry Research Institute.</text:p>
        <text:p text:style-name="P51">Tateno, O., Hirose, D., Osono, T., Takeda, H., 2015. Beech cupules share endophytic fungi with leaves and twigs. Mycoscience 56, 252–256. https://doi.org/10.1016/j.myc.2014.07.005</text:p>
        <text:p text:style-name="P51">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text:soft-page-break/>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P51">The Human Microbiome Project Consortium, 2012. Structure, Function and Diversity of the Healthy Human Microbiome. Nature 486, 207–214. https://doi.org/10.1038/nature11234</text:p>
        <text:p text:style-name="P51">Thomas, D., Bailes, G., Vandegrift, R., Roy, B.A., 2017. Understanding and mitigating some limitations of Illumina © MiSeq for environmental sequencing of fungi. bioRxiv.</text:p>
        <text:p text:style-name="P51">Van Der Heijden, M.G.A., Horton, T.R., 2009. Socialism in soil? The importance of mycorrhizal fungal networks for facilitation in natural ecosystems. Journal of Ecology 97, 1139–1150. https://doi.org/10.1111/j.1365-2745.2009.01570.x</text:p>
        <text:p text:style-name="P51">Vandegrift, A.W.R., 2016. Ecological Roles of Fungal Endophytes. University of Oregon.</text:p>
        <text:p text:style-name="P51">Vandenkoornhuyse, P., Quaiser, A., Duhamel, M., Le Van, A., Dufresne, A., 2015. The importance of the microbiome of the plant holobiont. New Phytol 206, 1196–1206. https://doi.org/10.1111/nph.13312</text:p>
        <text:p text:style-name="P51">Veech, J.A., 2013. A probabilistic model for analysing species co-occurrence. Global Ecology and Biogeography 22, 252–260. https://doi.org/10.1111/j.1466-8238.2012.00789.x</text:p>
        <text:p text:style-name="P51">Vellend, M., 2010. Conceptual Synthesis in Community Ecology. The Quarterly Review of Biology 85, 183–206. https://doi.org/10.1086/652373</text:p>
        <text:p text:style-name="P51">Venkateshwaran, M., Volkening, J.D., Sussman, M.R., Ané, J.-M., 2013. Symbiosis and the social network of higher plants. Current Opinion in Plant Biology, Growth and development 16, 118–127. https://doi.org/10.1016/j.pbi.2012.11.007</text:p>
        <text:p text:style-name="P51">Wilson, D., 1995. Endophyte: The Evolution of a Term, and Clarification of Its Use and Definition. Oikos 73, 274–276. https://doi.org/10.2307/3545919</text:p>
        <text:p text:style-name="P51">Woodward, C., Hansen, L., Beckwith, F., Redman, R.S., Rodriguez, R.J., 2012. Symbiogenics: An Epigenetic Approach to Mitigating Impacts of Climate Change on Plants. HortScience 47, 699–703.</text:p>
        <text:p text:style-name="P51">Wright, S., 1940. Breeding Structure of Populations in Relation to Speciation. The American Naturalist 74, 232–248. https://doi.org/10.1086/280891</text:p>
        <text:p text:style-name="P51">Zimmerman, N.B., Vitousek, P.M., 2012. Fungal endophyte communities reflect environmental structuring across a Hawaiian landscape. PNAS 109, 13022–13027. https://doi.org/10.1073/pnas.1209872109</text:p>
      </text:section>
      <text:p text:style-name="P50">Captions</text:p>
      <text:p text:style-name="P2"/>
      <text:p text:style-name="P1"><text:span text:style-name="T18">Figure 1. Left: topographic map of the Fushan FDP with the four vegetation types as classified by Su et al.</text:span><text:reference-mark-start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18">(2007)</text:span><text:reference-mark-end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18">. Right: map of the habitat type, a composite classification based on microtopographic characteristics of quadrats, defined by Su et al. (2010). The units of the coordinates and contours are in meters, with quadrats at 20x20m scale. Figures reproduced with permission from authors.</text:span></text:p>
      <text:p text:style-name="P2"/>
      <text:p text:style-name="P1"><text:span text:style-name="T18">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8">(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8">.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8">(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8">. Figures reproduced with permission from authors.</text:span></text:p>
      <text:p text:style-name="P2"/>
      <text:p text:style-name="P2">Figure <text:span text:style-name="T93">3.</text:span> <text:span text:style-name="T90">Class-level o</text:span>verview of taxonomic composition of wood and leaf librarie<text:span text:style-name="T90">s, from all trees sampled. Proportions are out of total OTUs observed in each plant organ: 2025 OTUs in wood, 1302 in leaves. </text:span></text:p>
      <text:p text:style-name="P2"/>
      <text:p text:style-name="P2">Figure <text:span text:style-name="T93">4.</text:span> Non-metric multidimensional scaling diagram of endophyte communities, with all tree hosts that were sampled at least 3 times. </text:p>
      <text:p text:style-name="P2"/>
      <text:p text:style-name="P14">Figure <text:span text:style-name="T100">5.</text:span> Two PCNM vectors showing patterns of variation <text:span text:style-name="T91">in endophyte communities </text:span>of <text:span text:style-name="T91">a </text:span>single host-tree <text:span text:style-name="T91">species</text:span>, <text:span text:style-name="T2">Helicia</text:span><text:span text:style-name="T20"> </text:span><text:span text:style-name="T2">formosana</text:span>. <text:span text:style-name="T91">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92">Full arrays of ecologically significant PCNM vectors are provided in Supp Figs. 1 and 2. <text:s/></text:span></text:p>
      <text:p text:style-name="P2"/>
      <text:p text:style-name="P2">Figure <text:span text:style-name="T101">6.</text:span> Map of Bray-Curtis dissimilarity values over the Fushan FDP, resulting from comparisons between red circled point all other <text:span text:style-name="T2">Helicia</text:span><text:span text:style-name="T20"> </text:span><text:span text:style-name="T2">formosana</text:span> samples. Dark blue points (BC=1) share no fungal species in common with the circled sample, and increase in similarity from yellow to green</text:p>
      <text:p text:style-name="P2">(BC=0).</text:p>
      <text:p text:style-name="P2"/>
      <text:p text:style-name="P15">Figure <text:span text:style-name="T101">7.</text:span> Map of Bray-Curtis dissimilarity values over the Fushan FDP, resulting from comparisons between all <text:span text:style-name="T2">H</text:span>. <text:span text:style-name="T2">formosana</text:span> points and the core fungi of the <text:span text:style-name="T2">H</text:span>. <text:span text:style-name="T2">formosana</text:span>. Dark blue points (BC=1) contain no species from this set of core fungi, and increase in similarity from yellow to green (BC=0, 100% of core fungi present).</text:p>
      <text:p text:style-name="P15"/>
      <text:p text:style-name="P42"><text:span text:style-name="T18">Figure 8. Distribution of Bray-Curtis dissimilarity among sample comparisons of all hosts, and of </text:span><text:span text:style-name="T3">Helicia</text:span><text:span text:style-name="T21"> </text:span><text:span text:style-name="T3">formosana</text:span><text:span text:style-name="T18"> only.</text:span></text:p>
      <text:p text:style-name="P50">Supplementary figures</text:p>
      <text:p text:style-name="P43"/>
      <text:p text:style-name="P44">Supplementa<text:span text:style-name="T99">l</text:span> Figure <text:span text:style-name="T97">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span></text:p>
      <text:p text:style-name="P46"/>
      <text:p text:style-name="P43">Supplementa<text:span text:style-name="T99">l</text:span> Figure <text:span text:style-name="T97">2. All-host leaf dbMEM analysis. All vectors shown here correlate to some degree with spatial patterns found within leaf endophyte populations. See methods section for further details on interpretation of dbMEM vectors and their interpretation.</text:span></text:p>
      <text:p text:style-name="P43"/>
      <text:p text:style-name="P44">Supplementa<text:span text:style-name="T99">l </text:span>Figure <text:span text:style-name="T97">3. All-host wood dbMEM analysis. All vectors shown here correlate to some degree with spatial patterns found within leaf endophyte populations. See methods section for further details on interpretation of dbMEM vectors and their interpretation.</text:span></text:p>
      <text:p text:style-name="P44"/>
      <text:p text:style-name="P45">Supplementa<text:span text:style-name="T99">l</text:span> Figure <text:span text:style-name="T97">4. Co-occurrence networks of fungal endophytes and their tree hosts. Closest (first-degree) associations were used to select fungi as candidates for the core microbiome of a ho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vg:font-family="Liberation"/>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officeooo:rsid="00d61ff0"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Title" style:family="paragraph" style:parent-style-name="Heading" style:class="chapter"/>
    <style:style style:name="Heading_20_1" style:display-name="Heading 1" style:family="paragraph" style:parent-style-name="Heading" style:class="text">
      <style:text-properties fo:font-size="16pt" style:font-size-asian="16pt" style:font-size-complex="16pt"/>
    </style:style>
    <style:style style:name="Heading_20_2" style:display-name="Heading 2" style:family="paragraph" style:parent-style-name="Heading" style:class="text"/>
    <style:style style:name="Heading_20_3" style:display-name="Heading 3" style:family="paragraph" style:parent-style-name="Heading" style:class="text">
      <style:text-properties fo:font-size="12pt" style:font-size-asian="10.5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7T03:42:13.803701010</dc:date>
    <meta:editing-duration>P1DT13H25M9S</meta:editing-duration>
    <meta:editing-cycles>72</meta:editing-cycles>
    <meta:generator>LibreOffice/5.1.6.2$Linux_X86_64 LibreOffice_project/10m0$Build-2</meta:generator>
    <meta:document-statistic meta:table-count="0" meta:image-count="0" meta:object-count="0" meta:page-count="17" meta:paragraph-count="162" meta:word-count="7708" meta:character-count="54150" meta:non-whitespace-character-count="46612"/>
    <meta:user-defined meta:name="ZOTERO_PREF_1">&lt;data data-version="3" zotero-version="5.0.54"&gt;&lt;session id="howpjZZm"/&gt;&lt;style id="http://www.zotero.org/styles/fungal-ecology" hasBibliography="1" bibliographyStyleHasBeenSet="1"/&gt;&lt;prefs&gt;&lt;pref name="fieldType" value="ReferenceMark"/&gt;&lt;/prefs&gt;&lt;/data&gt;</meta:user-defined>
  </office:meta>
</office:document-meta>
</file>